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Standard">
      <style:paragraph-properties fo:margin-top="0cm" fo:margin-bottom="0.499cm" loext:contextual-spacing="false" fo:text-align="center" style:justify-single-word="false"/>
      <style:text-properties officeooo:rsid="001fe0f4" officeooo:paragraph-rsid="001fe0f4"/>
    </style:style>
    <style:style style:name="P3" style:family="paragraph" style:parent-style-name="Text_20_body" style:list-style-name="L98"/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12">
      <style:paragraph-properties fo:margin-top="0cm" fo:margin-bottom="0cm" loext:contextual-spacing="false"/>
    </style:style>
    <style:style style:name="P6" style:family="paragraph" style:parent-style-name="Text_20_body" style:list-style-name="L22">
      <style:paragraph-properties fo:margin-top="0cm" fo:margin-bottom="0cm" loext:contextual-spacing="false"/>
    </style:style>
    <style:style style:name="P7" style:family="paragraph" style:parent-style-name="Text_20_body" style:list-style-name="L32">
      <style:paragraph-properties fo:margin-top="0cm" fo:margin-bottom="0cm" loext:contextual-spacing="false"/>
    </style:style>
    <style:style style:name="P8" style:family="paragraph" style:parent-style-name="Text_20_body" style:list-style-name="L42">
      <style:paragraph-properties fo:margin-top="0cm" fo:margin-bottom="0cm" loext:contextual-spacing="false"/>
    </style:style>
    <style:style style:name="P9" style:family="paragraph" style:parent-style-name="Text_20_body" style:list-style-name="L52">
      <style:paragraph-properties fo:margin-top="0cm" fo:margin-bottom="0cm" loext:contextual-spacing="false"/>
    </style:style>
    <style:style style:name="P10" style:family="paragraph" style:parent-style-name="Text_20_body" style:list-style-name="L62">
      <style:paragraph-properties fo:margin-top="0cm" fo:margin-bottom="0cm" loext:contextual-spacing="false"/>
    </style:style>
    <style:style style:name="P11" style:family="paragraph" style:parent-style-name="Text_20_body" style:list-style-name="L72">
      <style:paragraph-properties fo:margin-top="0cm" fo:margin-bottom="0cm" loext:contextual-spacing="false"/>
    </style:style>
    <style:style style:name="P12" style:family="paragraph" style:parent-style-name="Text_20_body" style:list-style-name="L82">
      <style:paragraph-properties fo:margin-top="0cm" fo:margin-bottom="0cm" loext:contextual-spacing="false"/>
    </style:style>
    <style:style style:name="P13" style:family="paragraph" style:parent-style-name="Text_20_body" style:list-style-name="L92">
      <style:paragraph-properties fo:margin-top="0cm" fo:margin-bottom="0cm" loext:contextual-spacing="false"/>
    </style:style>
    <style:style style:name="T1" style:family="text">
      <style:text-properties officeooo:rsid="001fe0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ed3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69"/><text:span text:style-name="T2"><text:s/>Paper 16 <text:s text:c="52"/>K. AHMADI</text:span></text:p>
      <text:p text:style-name="P1"><text:span text:style-name="T1">1- </text:span>The cars are shaped to each other, with no free space between them, and are pushed through the tunnel using a device designed ------------------- for this purpose.</text:p>
      <text:list xml:id="list1141273916" text:style-name="L2">
        <text:list-header>
          <text:p text:style-name="P4"><text:span text:style-name="T1">a-</text:span> fairly<text:bookmark text:name="Q_0_1"/> <text:s text:c="5"/><text:span text:style-name="T1">b- </text:span>extremely<text:bookmark text:name="Q_0_2"/> <text:s text:c="5"/><text:span text:style-name="T1">c- </text:span>frankly <text:s text:c="5"/><text:span text:style-name="T1">d-</text:span> specially</text:p>
          <text:p text:style-name="P4"/>
        </text:list-header>
      </text:list>
      <text:p text:style-name="Text_20_body"><text:bookmark text:name="Q_1"/><text:span text:style-name="T1">2- </text:span>If the number of women involved in decision making were to increase, it would become easier to resolve the problems -------------------- them. </text:p>
      <text:list xml:id="list2408802486" text:style-name="L12">
        <text:list-header>
          <text:p text:style-name="P5"><text:span text:style-name="T1">a-</text:span> facing <text:s text:c="5"/><text:span text:style-name="T1">b-</text:span> resulting <text:s text:c="5"/><text:span text:style-name="T1">c-</text:span> pending<text:bookmark text:name="Q_11"/><text:bookmark text:name="Q_1_3"/> <text:s text:c="6"/><text:span text:style-name="T1">d- </text:span>enduring</text:p>
          <text:p text:style-name="P5"/>
        </text:list-header>
      </text:list>
      <text:p text:style-name="Text_20_body"><text:bookmark text:name="Q_2"/><text:span text:style-name="T1">3- </text:span>Any information about you that we pass to a third party -------------------- securely by that party, and used only to provide the services or information you have requested.</text:p>
      <text:list xml:id="list1799492691" text:style-name="L22">
        <text:list-header>
          <text:p text:style-name="P6"><text:span text:style-name="T1">a-</text:span> is holding <text:s text:c="5"/><text:span text:style-name="T1">b-</text:span> will be held <text:s text:c="5"/><text:span text:style-name="T1">c-</text:span> to hold <text:s text:c="6"/><text:span text:style-name="T1">d-</text:span> hold</text:p>
          <text:p text:style-name="P6"/>
        </text:list-header>
      </text:list>
      <text:p text:style-name="Text_20_body"><text:bookmark text:name="Q_3"/><text:span text:style-name="T1">4- </text:span>We have set ourselves the aim of emerging stronger from the<text:line-break/>recession ---------------------- our competitors. </text:p>
      <text:list xml:id="list3226092236" text:style-name="L32">
        <text:list-header>
          <text:p text:style-name="P7"><text:bookmark text:name="Q_3_01"/><text:span text:style-name="T1">a- </text:span>then <text:s text:c="5"/><text:span text:style-name="T1">b-</text:span> than <text:s text:c="6"/><text:span text:style-name="T1">c-</text:span> that <text:s text:c="5"/><text:span text:style-name="T1">d-</text:span> or</text:p>
          <text:p text:style-name="P7"/>
        </text:list-header>
      </text:list>
      <text:p text:style-name="Text_20_body"><text:bookmark text:name="Q_4"/><text:span text:style-name="T1">5- </text:span>This power is rarely used, but we must ------------------ the right to use it for serious breaches of public security.</text:p>
      <text:list xml:id="list4272221841" text:style-name="L42">
        <text:list-header>
          <text:p text:style-name="P8"><text:span text:style-name="T1">a-</text:span> reserve <text:s text:c="5"/><text:span text:style-name="T1">b- </text:span> collect <text:s text:c="5"/><text:span text:style-name="T1">c-</text:span> turn <text:s text:c="5"/><text:span text:style-name="T1">d-</text:span> continue</text:p>
          <text:p text:style-name="P8"/>
        </text:list-header>
      </text:list>
      <text:p text:style-name="Text_20_body"><text:bookmark text:name="Q_5"/><text:span text:style-name="T1">6- </text:span>It is definitely a job that requires a great deal of precision and --------------- to detail. </text:p>
      <text:list xml:id="list283945649" text:style-name="L52">
        <text:list-header>
          <text:p text:style-name="P9"><text:span text:style-name="T3">a-</text:span> guidance <text:s text:c="5"/><text:span text:style-name="T3">b-</text:span> alternative<text:bookmark text:name="Q_5_2"/> <text:s text:c="10"/><text:span text:style-name="T3">c- </text:span>attention <text:s text:c="7"/><text:span text:style-name="T3">d-</text:span> requirement</text:p>
          <text:p text:style-name="P9"/>
        </text:list-header>
      </text:list>
      <text:p text:style-name="Text_20_body"><text:bookmark text:name="Q_6"/><text:span text:style-name="T3">7- </text:span>It would be in the interest of all delegations to avoid repeating the same deadlock and to strive for a more -------------- and consensual outcome.</text:p>
      <text:list xml:id="list2671617761" text:style-name="L62">
        <text:list-header>
          <text:p text:style-name="P10"><text:bookmark text:name="Q_6_01"/><text:span text:style-name="T3">a- </text:span>produce<text:bookmark text:name="Q_6_1"/> <text:s text:c="7"/><text:span text:style-name="T3">b-</text:span>  productive <text:s text:c="5"/><text:span text:style-name="T3">c- </text:span> production <text:s text:c="7"/><text:span text:style-name="T3">d-</text:span> productively</text:p>
          <text:p text:style-name="P10"/>
        </text:list-header>
      </text:list>
      <text:p text:style-name="Text_20_body"><text:bookmark text:name="Q_7"/><text:span text:style-name="T3">8- </text:span>One of the most interesting ------------------ all the issues in this report, from the point of view of the various interest groups, has been that concerning the change in the volatility limit for petrol.</text:p>
      <text:list xml:id="list2441733103" text:style-name="L72">
        <text:list-header>
          <text:p text:style-name="P11"><text:bookmark text:name="Q_7_01"/><text:span text:style-name="T3">a-</text:span>  at<text:bookmark text:name="Q_7_1"/> <text:s text:c="6"/><text:span text:style-name="T3">b-</text:span>  in <text:s text:c="7"/><text:span text:style-name="T3">c-</text:span> off <text:s text:c="7"/><text:span text:style-name="T3">d-</text:span> of</text:p>
          <text:p text:style-name="P11"/>
        </text:list-header>
      </text:list>
      <text:p text:style-name="Text_20_body"><text:bookmark text:name="Q_8"/><text:span text:style-name="T3">9- </text:span>A Request For Proposal for the design of the parking expansion ------------------ next month. </text:p>
      <text:list xml:id="list3585712795" text:style-name="L82">
        <text:list-header>
          <text:p text:style-name="P12"><text:bookmark text:name="Q_8_01"/><text:span text:style-name="T3">a- </text:span>was issued<text:bookmark text:name="Q_8_1"/> <text:s text:c="7"/><text:span text:style-name="T3">b- </text:span>to issue<text:bookmark text:name="Q_8_2"/> <text:s text:c="7"/><text:span text:style-name="T3">c- </text:span>will be issued<text:bookmark text:name="Q_81"/><text:bookmark text:name="Q_8_3"/> <text:s text:c="7"/><text:span text:style-name="T3">d- </text:span>will issue</text:p>
          <text:p text:style-name="P12"/>
        </text:list-header>
      </text:list>
      <text:p text:style-name="Text_20_body"><text:bookmark text:name="Q_9"/><text:span text:style-name="T3">10- </text:span>I am not entirely sure -------------------- a statement by the finance ministers is the most appropriate way to deal with this.</text:p>
      <text:list xml:id="list1101716520" text:style-name="L92">
        <text:list-header>
          <text:p text:style-name="P13"><text:bookmark text:name="Q_9_01"/><text:span text:style-name="T3">a-</text:span>  whether <text:s text:c="7"/><text:span text:style-name="T3">b-</text:span> than <text:s text:c="7"/><text:span text:style-name="T3">c-</text:span> while <text:s text:c="9"/><text:span text:style-name="T3">d- </text:span> about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25:05.875000000</meta:creation-date>
    <dc:date>2017-11-02T11:51:55.323000000</dc:date>
    <meta:editing-duration>PT14M59S</meta:editing-duration>
    <meta:editing-cycles>1</meta:editing-cycles>
    <meta:document-statistic meta:table-count="0" meta:image-count="0" meta:object-count="0" meta:page-count="1" meta:paragraph-count="30" meta:word-count="344" meta:character-count="2187" meta:non-whitespace-character-count="1567"/>
    <meta:generator>LibreOffice/5.3.5.2$Windows_x86 LibreOffice_project/50d9bf2b0a79cdb85a3814b592608037a682059d</meta:generator>
  </office:meta>
</office:document-meta>
</file>